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AdapterFactory.getRemoteXAResource( XA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Version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RowIterator( Row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AdapterFactory.getRemoteNodeDefinition( Node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VersionIterator( Version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AdapterFactory.getRemote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QueryResult( Query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Property( 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Session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AdapterFactory.getRemoteObservationManager( ObservationManager observ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NodeTypeIterator( NodeTyp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AdapterFactory.optimizeIterator( RemoteIterator remo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AdapterFactory.getRemoteItemDefinition( Item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PropertyIterator( Property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AdapterFactory.set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QueryManager( Query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Row( 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NodeIterator( Nod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AdapterFactory.getRemotePropertyDefinition( Property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Workspace( Workspace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Event( long listenerId , EventIterator ev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erAdapterFactory.getRemoteNodeTypeManager( NodeTyp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VersionHistory( VersionHistory versionHis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NodeType( Nod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Factory.getRemoteNamespaceRegistry( Namespace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